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list-style-name="L1"/>
    <style:style style:name="P3" style:family="paragraph" style:parent-style-name="Standard" style:list-style-name="L1">
      <style:text-properties style:text-underline-style="solid" style:text-underline-width="auto" style:text-underline-color="font-color"/>
    </style:style>
    <style:style style:name="P4" style:family="paragraph" style:parent-style-name="Standard" style:list-style-name="L2"/>
    <style:style style:name="P5" style:family="paragraph" style:parent-style-name="Standard" style:list-style-name="L3"/>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cessus d'adaptation de la présentation de documents dans une collection lors de leur consultation.</text:p>
      <text:p text:style-name="Standard"><text:s/></text:p>
      <text:p text:style-name="Standard">Application de méthodes organisationnelles portant sur la présentation visuelle de la structure de documents ainsi que leur contenu correspondant, et graphique portant sur la présentation visuelle de la mise en forme. L'objectif est de diminuer la surcharge cognitive.</text:p>
      <text:p text:style-name="Standard"/>
      <text:p text:style-name="Standard">Il y' a deux concepts qui interviennent qui sont l' intérêt de l'utilisateur et les préférences. L' intérêt se sont l'ensemble des informations qui intéressent l'utilisateur. Les préférences sont les éléments de mise en forme associés aux éléments du document.</text:p>
      <text:p text:style-name="Standard"/>
      <text:p text:style-name="Standard">Le mécanisme d'adaptation en amont : permet de localiser l'information répondant aux intérêts de l'utilisateur. <text:span text:style-name="T3">Correspond pour nous à la phase d'extraction</text:span></text:p>
      <text:p text:style-name="Standard">Le mécanisme en aval : permet d'adapter à l'utilisateur le contenu de document. Prend en entrée les caractéristiques et métadonnées des documents consultés. <text:span text:style-name="T3">Correspond pour nous à la phase de transformation.</text:span></text:p>
      <text:p text:style-name="Standard"/>
      <text:p text:style-name="Standard"/>
      <text:list xml:id="list18013097731" text:style-name="L1">
        <text:list-item>
          <text:p text:style-name="P3">Mécanisme d'adaptation visuelle</text:p>
        </text:list-item>
      </text:list>
      <text:p text:style-name="Standard">Trois dimensions d'adaptation : navigation, contenu et <text:span text:style-name="T1">présentation </text:span></text:p>
      <text:p text:style-name="P1"><text:span text:style-name="T2">Définition </text:span>: Une méthode d’adaptation désigne une idée conceptuelle, une manière d’envisager une adaptation. </text:p>
      <text:p text:style-name="P1"/>
      <text:p text:style-name="P1"/>
      <text:list xml:id="list1630505071" text:continue-numbering="true" text:style-name="L1">
        <text:list-item>
          <text:p text:style-name="P3">Préférences de l'utilisateur</text:p>
        </text:list-item>
      </text:list>
      <text:list xml:id="list2020050612" text:style-name="L2">
        <text:list-item>
          <text:p text:style-name="P4">Préférences orientés contenus : granularité de l’information. </text:p>
          <text:p text:style-name="P4">Par exemple, est ce que l'on affiche ou non en détail la structure de la collection ? Est ce que l'on affiche en détail la structure de chaque document de la collection ?</text:p>
          <text:p text:style-name="P4"/>
        </text:list-item>
        <text:list-item>
          <text:p text:style-name="P4">Sur l'affichage,</text:p>
          <text:p text:style-name="P4">Par exemple, l'affichage d'un document peut varier du mot clés, résumé, l’icône correspondant au média. </text:p>
          <text:p text:style-name="P4"><text:s/></text:p>
        </text:list-item>
      </text:list>
      <text:p text:style-name="Standard">Représentation des préférences utilisateurs.</text:p>
      <text:p text:style-name="Standard">Mécanisme de traçabilité : Chaque collection de document, document et feuille possède sont propre identifiant. Ses identifiants vont permettre de d'associer des informations de préférence de l'utilisateur. </text:p>
      <text:p text:style-name="Standard">Identifiant pour la collection de document, pour un document :</text:p>
      <text:p text:style-name="Standard"><text:tab/>Pref_doc (id : préférence pour document, détail_doc : Oui/Non)</text:p>
      <text:p text:style-name="Standard"><text:tab/>→ Détail_Element ( id : référence l'élément, Oui/Non)</text:p>
      <text:p text:style-name="Standard"><text:s text:c="12"/>→ Détail_Feuille (id : feuille)</text:p>
      <text:p text:style-name="Standard"><text:tab/>→ Alignement : décrire la relation sémantique qu'il peut y avoir entre les éléments</text:p>
      <text:p text:style-name="Standard"/>
      <text:p text:style-name="Standard"/>
      <text:p text:style-name="Standard">L'acquisition des préférences se fait suivant le comportement de l'utilisateur. </text:p>
      <text:p text:style-name="Standard">Mise à jour des préférences utilisateur se base sur le comportement de l'utilisateur. Les actions de l'utilisateur sont enregistrés sous forme de préférences. L'acquisition des préférences se fait via les hypertexte (« voir le détail » et « réduire le détail » )</text:p>
      <text:p text:style-name="Standard"><text:s/></text:p>
      <text:p text:style-name="Standard"/>
      <text:p text:style-name="Standard"/>
      <text:list xml:id="list522771149" text:continue-list="list1630505071" text:style-name="L1">
        <text:list-item>
          <text:p text:style-name="P3">Algorithme d'adaptation organisationnelle</text:p>
          <text:p text:style-name="P2"><text:soft-page-break/></text:p>
        </text:list-item>
      </text:list>
      <text:p text:style-name="Standard">L'algorithme fonctionne en deux temps : 1 → récupéré les préférences des documents consultés et construit un liste des préférences, 2 → applique les préférences d'affichages </text:p>
      <text:p text:style-name="Standard"/>
      <text:p text:style-name="Standard"/>
      <text:p text:style-name="Standard"/>
      <text:list xml:id="list746503754" text:continue-numbering="true" text:style-name="L1">
        <text:list-item>
          <text:p text:style-name="P2">Méthode d'adaptation organisationnelle</text:p>
        </text:list-item>
      </text:list>
      <text:list xml:id="list1375147875" text:style-name="L3">
        <text:list-item>
          <text:p text:style-name="P5">Algorithme de sélection des préférences utilisateur : comportement de l'utilisateur</text:p>
        </text:list-item>
        <text:list-item>
          <text:p text:style-name="P5">Algorithme de modification de l'affichage : comportement de l'utilisateur</text:p>
        </text:list-item>
      </text:list>
      <text:p text:style-name="Standard"/>
      <text:list xml:id="list751086277" text:continue-list="list746503754" text:style-name="L1">
        <text:list-item>
          <text:p text:style-name="P2">Méthode d'adaptation organisationnelle</text:p>
          <text:p text:style-name="P2">Amélioration de la présentation visuelle. Intervient sur la modification de la mise en forme. </text:p>
        </text:list-item>
      </text:list>
      <text:p text:style-name="Standard"><text:tab/>Teste chaque intérêt par rapport au contenu à affiché par l'utilisateur. Le contenu correspond à' l’intérêt de l'utilisateur est mis en gras. <text:s/>Ensuite parcours les préférences de l'utilisateur pour savoir qu'elle élément sera affiché en détail</text:p>
      <text:p text:style-name="Standard"/>
      <text:list xml:id="list1658923612" text:continue-numbering="true" text:style-name="L1">
        <text:list-item>
          <text:p text:style-name="P2">Évaluation de l'approche</text:p>
        </text:list-item>
      </text:list>
      <text:p text:style-name="Standard"/>
      <text:p text:style-name="Standard"/>
      <text:p text:style-name="Standard"/>
      <text:p text:style-name="Standard">Bilan : </text:p>
      <text:p text:style-name="Standard"/>
      <text:p text:style-name="Standard">Les contraintes sur la découverte de la structure des documents et de leur contenu n'est pas la même que pour les pages web.</text:p>
      <text:p text:style-name="Standard">L'intérêt pour nous se situe au niveau de la modélisation des préférences de l'utilisa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4-28T10:48:54</meta:creation-date>
    <dc:date>2014-04-29T09:55:22</dc:date>
    <dc:creator>Asus </dc:creator>
    <meta:editing-duration>PT9H3M53S</meta:editing-duration>
    <meta:editing-cycles>53</meta:editing-cycles>
    <meta:generator>LibreOffice/3.5$Linux_x86 LibreOffice_project/350m1$Build-2</meta:generator>
    <meta:document-statistic meta:table-count="0" meta:image-count="0" meta:object-count="0" meta:page-count="2" meta:paragraph-count="37" meta:word-count="516" meta:character-count="3531" meta:non-whitespace-character-count="3030"/>
  </office:meta>
</office:document-meta>
</file>